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Лопати, демпф. стрічка, плівка, інш.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5" table:formula="of:=SUM([.C18:.C25])" office:value-type="currency" office:currency="UAH" office:value="31001.3" calcext:value-type="currency">
            <text:p>31 001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5" table:formula="of:=SUM([.C26:.C29])" office:value-type="currency" office:currency="UAH" office:value="36180" calcext:value-type="currency">
            <text:p>36 18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5" table:formula="of:=SUM([.C30:.C35])" office:value-type="currency" office:currency="UAH" office:value="43100" calcext:value-type="currency">
            <text:p>43 10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 table:number-columns-repeated="1019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45])" office:value-type="currency" office:currency="UAH" office:value="409093.95" calcext:value-type="currency">
            <text:p>409 094 грн.</text:p>
          </table:table-cell>
          <table:table-cell table:number-columns-repeated="1019"/>
        </table:table-row>
        <table:table-row table:style-name="ro2" table:number-rows-repeated="104852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12:11:48.00237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5-28T12:17:11.306080700</dc:date>
    <dc:creator>Віталій </dc:creator>
    <meta:editing-duration>PT57M1S</meta:editing-duration>
    <meta:editing-cycles>12</meta:editing-cycles>
    <meta:document-statistic meta:table-count="1" meta:cell-count="150" meta:object-count="0"/>
  </office:meta>
</office:document-meta>
</file>